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6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02"/>
    <style:style style:name="ce4" style:family="table-cell" style:parent-style-name="Default" style:data-style-name="N84"/>
  </office:automatic-styles>
  <office:body>
    <office:spreadsheet>
      <table:table table:name="Arkusz1" table:style-name="ta1" table:print-ranges="Arkusz1.A1:Arkusz1.L145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Prefetch 3-aggregated</text:p>
          </table:table-cell>
          <table:table-cell/>
          <table:table-cell office:value-type="string">
            <text:p>Early GUI prefetch</text:p>
          </table:table-cell>
          <table:table-cell table:number-columns-repeated="3"/>
          <table:table-cell office:value-type="float" office:value="55.85">
            <text:p>55.85</text:p>
          </table:table-cell>
          <table:table-cell office:value-type="float" office:value="24.69">
            <text:p>24.69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2.73">
            <text:p>52.73</text:p>
          </table:table-cell>
          <table:table-cell/>
          <table:table-cell table:style-name="Default" office:value-type="float" office:value="52.9">
            <text:p>52,9</text:p>
          </table:table-cell>
          <table:table-cell table:number-columns-repeated="3"/>
          <table:table-cell table:style-name="Default"/>
          <table:table-cell office:value-type="float" office:value="19.96">
            <text:p>19.9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55.13">
            <text:p>55.13</text:p>
          </table:table-cell>
          <table:table-cell/>
          <table:table-cell table:style-name="Default" office:value-type="float" office:value="53.26">
            <text:p>53,26</text:p>
          </table:table-cell>
          <table:table-cell table:number-columns-repeated="3"/>
          <table:table-cell table:style-name="Default"/>
          <table:table-cell office:value-type="float" office:value="20.06">
            <text:p>20.0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54.35">
            <text:p>54.35</text:p>
          </table:table-cell>
          <table:table-cell/>
          <table:table-cell table:style-name="Default" office:value-type="float" office:value="52.1">
            <text:p>52,1</text:p>
          </table:table-cell>
          <table:table-cell table:number-columns-repeated="3"/>
          <table:table-cell table:style-name="Default"/>
          <table:table-cell office:value-type="float" office:value="19.92">
            <text:p>19.92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53.46">
            <text:p>53.46</text:p>
          </table:table-cell>
          <table:table-cell/>
          <table:table-cell table:style-name="Default" office:value-type="float" office:value="49.36">
            <text:p>49,36</text:p>
          </table:table-cell>
          <table:table-cell table:number-columns-repeated="3"/>
          <table:table-cell table:style-name="Default"/>
          <table:table-cell office:value-type="float" office:value="20.28">
            <text:p>20.2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50.61">
            <text:p>50.61</text:p>
          </table:table-cell>
          <table:table-cell/>
          <table:table-cell table:style-name="Default" office:value-type="float" office:value="53.39">
            <text:p>53,39</text:p>
          </table:table-cell>
          <table:table-cell table:number-columns-repeated="3"/>
          <table:table-cell table:style-name="Default"/>
          <table:table-cell office:value-type="float" office:value="20.12">
            <text:p>20.12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50.44">
            <text:p>50.44</text:p>
          </table:table-cell>
          <table:table-cell/>
          <table:table-cell table:style-name="Default" office:value-type="float" office:value="52.29">
            <text:p>52,29</text:p>
          </table:table-cell>
          <table:table-cell table:number-columns-repeated="3"/>
          <table:table-cell table:style-name="Default"/>
          <table:table-cell office:value-type="float" office:value="20.24">
            <text:p>20.2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55.15">
            <text:p>55.15</text:p>
          </table:table-cell>
          <table:table-cell/>
          <table:table-cell table:style-name="Default" office:value-type="float" office:value="52.78">
            <text:p>52,78</text:p>
          </table:table-cell>
          <table:table-cell table:number-columns-repeated="3"/>
          <table:table-cell table:style-name="Default"/>
          <table:table-cell office:value-type="float" office:value="20.33">
            <text:p>20.33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54.45">
            <text:p>54.45</text:p>
          </table:table-cell>
          <table:table-cell/>
          <table:table-cell table:style-name="Default" office:value-type="float" office:value="53.41">
            <text:p>53,41</text:p>
          </table:table-cell>
          <table:table-cell table:number-columns-repeated="3"/>
          <table:table-cell table:style-name="Default"/>
          <table:table-cell office:value-type="float" office:value="20.28">
            <text:p>20.2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54.56">
            <text:p>54.56</text:p>
          </table:table-cell>
          <table:table-cell/>
          <table:table-cell table:style-name="Default" office:value-type="float" office:value="54.17">
            <text:p>54,17</text:p>
          </table:table-cell>
          <table:table-cell table:number-columns-repeated="3"/>
          <table:table-cell table:style-name="Default"/>
          <table:table-cell office:value-type="float" office:value="20.08">
            <text:p>20.08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11])" office:value-type="float" office:value="53.4311111111111">
            <text:p>53.4311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2.6288888888889">
            <text:p>52.6289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11])" office:value-type="float" office:value="1.81643500051918">
            <text:p>1.8164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37564934162421">
            <text:p>1.3756</text:p>
          </table:table-cell>
          <table:table-cell table:number-columns-repeated="3"/>
          <table:table-cell office:value-type="float" office:value="72.91">
            <text:p>72.91</text:p>
          </table:table-cell>
          <table:table-cell office:value-type="float" office:value="31.69">
            <text:p>31.69</text:p>
          </table:table-cell>
          <table:table-cell office:value-type="string">
            <text:p>#</text:p>
          </table:table-cell>
          <table:table-cell office:value-type="float" office:value="14.1721436977">
            <text:p>14.17</text:p>
          </table:table-cell>
          <table:table-cell office:value-type="string">
            <text:p>#stamp:</text:p>
          </table:table-cell>
          <table:table-cell office:value-type="string">
            <text:p>20070808-00:29:24</text:p>
          </table:table-cell>
          <table:table-cell office:value-type="string">
            <text:p>#all:</text:p>
          </table:table-cell>
          <table:table-cell office:value-type="float" office:value="1186525779.10987">
            <text:p>1186525779.11</text:p>
          </table:table-cell>
          <table:table-cell table:number-columns-repeated="240"/>
        </table:table-row>
        <table:table-row table:style-name="ro2">
          <table:table-cell table:number-columns-repeated="8"/>
          <table:table-cell table:style-name="Default" table:number-columns-repeated="4"/>
          <table:table-cell office:value-type="string">
            <text:p>#stamp:</text:p>
          </table:table-cell>
          <table:table-cell office:value-type="string">
            <text:p>20070808-00:31:41</text:p>
          </table:table-cell>
          <table:table-cell office:value-type="string">
            <text:p>#all:</text:p>
          </table:table-cell>
          <table:table-cell office:value-type="float" office:value="1186525909.61209">
            <text:p>1186525909.61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50">
            <text:p>50</text:p>
          </table:table-cell>
          <table:table-cell office:value-type="string">
            <text:p>#stamp:</text:p>
          </table:table-cell>
          <table:table-cell office:value-type="string">
            <text:p>20070808-00:34:09</text:p>
          </table:table-cell>
          <table:table-cell office:value-type="string">
            <text:p>#all:</text:p>
          </table:table-cell>
          <table:table-cell office:value-type="float" office:value="1186526055.82721">
            <text:p>1186526055.83</text:p>
          </table:table-cell>
          <table:table-cell office:value-type="float" office:value="50">
            <text:p>50</text:p>
          </table:table-cell>
          <table:table-cell office:value-type="string">
            <text:p>stat:</text:p>
          </table:table-cell>
          <table:table-cell office:value-type="float" office:value="5049">
            <text:p>5049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36">
            <text:p>5036</text:p>
          </table:table-cell>
          <table:table-cell table:number-columns-repeated="2" office:value-type="float" office:value="4945">
            <text:p>4945</text:p>
          </table:table-cell>
          <table:table-cell office:value-type="float" office:value="34822">
            <text:p>34822</text:p>
          </table:table-cell>
          <table:table-cell office:value-type="float" office:value="4945">
            <text:p>4945</text:p>
          </table:table-cell>
          <table:table-cell office:value-type="float" office:value="4202496">
            <text:p>4202496</text:p>
          </table:table-cell>
          <table:table-cell office:value-type="float" office:value="19365">
            <text:p>19365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65">
            <text:p>5865</text:p>
          </table:table-cell>
          <table:table-cell office:value-type="float" office:value="195244032">
            <text:p>195244032</text:p>
          </table:table-cell>
          <table:table-cell office:value-type="float" office:value="17009">
            <text:p>17009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9197632">
            <text:p>3219197632</text:p>
          </table:table-cell>
          <table:table-cell office:value-type="float" office:value="3219196188">
            <text:p>321919618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55">
            <text:p>55</text:p>
          </table:table-cell>
          <table:table-cell office:value-type="string">
            <text:p>#stamp:</text:p>
          </table:table-cell>
          <table:table-cell office:value-type="string">
            <text:p>20070808-00:36:30</text:p>
          </table:table-cell>
          <table:table-cell office:value-type="string">
            <text:p>#all:</text:p>
          </table:table-cell>
          <table:table-cell office:value-type="float" office:value="1186526198.61242">
            <text:p>1186526198.61</text:p>
          </table:table-cell>
          <table:table-cell office:value-type="float" office:value="55">
            <text:p>55</text:p>
          </table:table-cell>
          <table:table-cell office:value-type="string">
            <text:p>stat:</text:p>
          </table:table-cell>
          <table:table-cell office:value-type="float" office:value="5056">
            <text:p>5056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4927">
            <text:p>4927</text:p>
          </table:table-cell>
          <table:table-cell office:value-type="float" office:value="34821">
            <text:p>34821</text:p>
          </table:table-cell>
          <table:table-cell office:value-type="float" office:value="4927">
            <text:p>4927</text:p>
          </table:table-cell>
          <table:table-cell office:value-type="float" office:value="4202496">
            <text:p>4202496</text:p>
          </table:table-cell>
          <table:table-cell office:value-type="float" office:value="19361">
            <text:p>1936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35">
            <text:p>5835</text:p>
          </table:table-cell>
          <table:table-cell office:value-type="float" office:value="196288512">
            <text:p>196288512</text:p>
          </table:table-cell>
          <table:table-cell office:value-type="float" office:value="17013">
            <text:p>17013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4479936">
            <text:p>3214479936</text:p>
          </table:table-cell>
          <table:table-cell office:value-type="float" office:value="3214478492">
            <text:p>3214478492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8-00:38:57</text:p>
          </table:table-cell>
          <table:table-cell office:value-type="string">
            <text:p>#all:</text:p>
          </table:table-cell>
          <table:table-cell office:value-type="float" office:value="1186526344.84118">
            <text:p>1186526344.84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8-00:41:20</text:p>
          </table:table-cell>
          <table:table-cell office:value-type="string">
            <text:p>#all:</text:p>
          </table:table-cell>
          <table:table-cell office:value-type="float" office:value="1186526486.39887">
            <text:p>1186526486.4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4">
            <text:p>54</text:p>
          </table:table-cell>
          <table:table-cell office:value-type="string">
            <text:p>#stamp:</text:p>
          </table:table-cell>
          <table:table-cell office:value-type="string">
            <text:p>20070808-00:43:45</text:p>
          </table:table-cell>
          <table:table-cell office:value-type="string">
            <text:p>#all:</text:p>
          </table:table-cell>
          <table:table-cell office:value-type="float" office:value="1186526632.47235">
            <text:p>1186526632.47</text:p>
          </table:table-cell>
          <table:table-cell office:value-type="float" office:value="54">
            <text:p>54</text:p>
          </table:table-cell>
          <table:table-cell office:value-type="string">
            <text:p>stat:</text:p>
          </table:table-cell>
          <table:table-cell office:value-type="float" office:value="5022">
            <text:p>502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09">
            <text:p>5009</text:p>
          </table:table-cell>
          <table:table-cell table:number-columns-repeated="2" office:value-type="float" office:value="4906">
            <text:p>4906</text:p>
          </table:table-cell>
          <table:table-cell office:value-type="float" office:value="34820">
            <text:p>34820</text:p>
          </table:table-cell>
          <table:table-cell office:value-type="float" office:value="4906">
            <text:p>4906</text:p>
          </table:table-cell>
          <table:table-cell office:value-type="float" office:value="4202496">
            <text:p>4202496</text:p>
          </table:table-cell>
          <table:table-cell office:value-type="float" office:value="19378">
            <text:p>1937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22">
            <text:p>5822</text:p>
          </table:table-cell>
          <table:table-cell office:value-type="float" office:value="195239936">
            <text:p>195239936</text:p>
          </table:table-cell>
          <table:table-cell office:value-type="float" office:value="17013">
            <text:p>17013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4695024">
            <text:p>3214695024</text:p>
          </table:table-cell>
          <table:table-cell office:value-type="float" office:value="3214693580">
            <text:p>321469358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8-00:46:07</text:p>
          </table:table-cell>
          <table:table-cell office:value-type="string">
            <text:p>#all:</text:p>
          </table:table-cell>
          <table:table-cell office:value-type="float" office:value="1186526776.55524">
            <text:p>1186526776.56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47">
            <text:p>47</text:p>
          </table:table-cell>
          <table:table-cell office:value-type="string">
            <text:p>#stamp:</text:p>
          </table:table-cell>
          <table:table-cell office:value-type="string">
            <text:p>20070808-00:48:35</text:p>
          </table:table-cell>
          <table:table-cell office:value-type="string">
            <text:p>#all:</text:p>
          </table:table-cell>
          <table:table-cell office:value-type="float" office:value="1186526922.28966">
            <text:p>1186526922.29</text:p>
          </table:table-cell>
          <table:table-cell office:value-type="float" office:value="47">
            <text:p>47</text:p>
          </table:table-cell>
          <table:table-cell office:value-type="string">
            <text:p>stat:</text:p>
          </table:table-cell>
          <table:table-cell office:value-type="float" office:value="5048">
            <text:p>5048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4911">
            <text:p>4911</text:p>
          </table:table-cell>
          <table:table-cell office:value-type="float" office:value="34820">
            <text:p>34820</text:p>
          </table:table-cell>
          <table:table-cell office:value-type="float" office:value="4911">
            <text:p>4911</text:p>
          </table:table-cell>
          <table:table-cell office:value-type="float" office:value="4202496">
            <text:p>4202496</text:p>
          </table:table-cell>
          <table:table-cell office:value-type="float" office:value="19141">
            <text:p>191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17">
            <text:p>5817</text:p>
          </table:table-cell>
          <table:table-cell office:value-type="float" office:value="195252224">
            <text:p>195252224</text:p>
          </table:table-cell>
          <table:table-cell office:value-type="float" office:value="17006">
            <text:p>1700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51012">
            <text:p>134851012</text:p>
          </table:table-cell>
          <table:table-cell office:value-type="float" office:value="3215559504">
            <text:p>3215559504</text:p>
          </table:table-cell>
          <table:table-cell office:value-type="float" office:value="3215558060">
            <text:p>321555806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8-00:50:59</text:p>
          </table:table-cell>
          <table:table-cell office:value-type="string">
            <text:p>#all:</text:p>
          </table:table-cell>
          <table:table-cell office:value-type="float" office:value="1186527067.02557">
            <text:p>1186527067.03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4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Prefetch 3-aggregated</text:p>
          </table:table-cell>
          <table:table-cell/>
          <table:table-cell office:value-type="string">
            <text:p>openoffice</text:p>
          </table:table-cell>
          <table:table-cell table:style-name="Default"/>
          <table:table-cell/>
          <table:table-cell office:value-type="string">
            <text:p>Early GUI prefetch</text:p>
          </table:table-cell>
          <table:table-cell table:style-name="ce2"/>
          <table:table-cell table:number-columns-repeated="24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64.71">
            <text:p>64.71</text:p>
          </table:table-cell>
          <table:table-cell office:value-type="float" office:value="25.27">
            <text:p>25.27</text:p>
          </table:table-cell>
          <table:table-cell office:value-type="string">
            <text:p>#</text:p>
          </table:table-cell>
          <table:table-cell office:value-type="float" office:value="6.92118048668">
            <text:p>6.92</text:p>
          </table:table-cell>
          <table:table-cell table:number-columns-repeated="2"/>
          <table:table-cell table:style-name="Default" office:value-type="float" office:value="64.18">
            <text:p>64,18</text:p>
          </table:table-cell>
          <table:table-cell table:style-name="Default" office:value-type="string">
            <text:p>24.1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95281291008">
            <text:p>6,9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4.38">
            <text:p>64.38</text:p>
          </table:table-cell>
          <table:table-cell office:value-type="float" office:value="25.06">
            <text:p>25.06</text:p>
          </table:table-cell>
          <table:table-cell office:value-type="string">
            <text:p>#</text:p>
          </table:table-cell>
          <table:table-cell office:value-type="float" office:value="6.24580955505">
            <text:p>6.25</text:p>
          </table:table-cell>
          <table:table-cell table:number-columns-repeated="2"/>
          <table:table-cell table:style-name="Default" office:value-type="float" office:value="63.56">
            <text:p>63,56</text:p>
          </table:table-cell>
          <table:table-cell table:style-name="Default" office:value-type="string">
            <text:p>23.4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37291741371">
            <text:p>5,3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64.28">
            <text:p>64,28</text:p>
          </table:table-cell>
          <table:table-cell table:style-name="Default" office:value-type="float" office:value="24.74">
            <text:p>24,74</text:p>
          </table:table-cell>
          <table:table-cell table:style-name="Default" office:value-type="string">
            <text:p>#</text:p>
          </table:table-cell>
          <table:table-cell office:value-type="float" office:value="8.20017838478">
            <text:p>8.2</text:p>
          </table:table-cell>
          <table:table-cell table:style-name="Default"/>
          <table:table-cell/>
          <table:table-cell table:style-name="Default" office:value-type="float" office:value="63.21">
            <text:p>63,21</text:p>
          </table:table-cell>
          <table:table-cell table:style-name="Default" office:value-type="string">
            <text:p>23.16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96667647362">
            <text:p>6,9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64.61">
            <text:p>64,61</text:p>
          </table:table-cell>
          <table:table-cell table:style-name="Default" office:value-type="float" office:value="25.32">
            <text:p>25,32</text:p>
          </table:table-cell>
          <table:table-cell table:style-name="Default" office:value-type="string">
            <text:p>#</text:p>
          </table:table-cell>
          <table:table-cell office:value-type="float" office:value="5.71253418922">
            <text:p>5.71</text:p>
          </table:table-cell>
          <table:table-cell table:number-columns-repeated="2"/>
          <table:table-cell table:style-name="Default" office:value-type="float" office:value="63.56">
            <text:p>63,56</text:p>
          </table:table-cell>
          <table:table-cell table:style-name="Default" office:value-type="string">
            <text:p>22.8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7.06577348709">
            <text:p>7,0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Default" office:value-type="float" office:value="63.95">
            <text:p>63,95</text:p>
          </table:table-cell>
          <table:table-cell table:style-name="Default" office:value-type="float" office:value="24.68">
            <text:p>24,68</text:p>
          </table:table-cell>
          <table:table-cell table:style-name="Default" office:value-type="string">
            <text:p>#</text:p>
          </table:table-cell>
          <table:table-cell office:value-type="float" office:value="7.4144718647">
            <text:p>7.41</text:p>
          </table:table-cell>
          <table:table-cell table:number-columns-repeated="2"/>
          <table:table-cell table:style-name="Default" office:value-type="float" office:value="62.96">
            <text:p>62,96</text:p>
          </table:table-cell>
          <table:table-cell table:style-name="ce4" office:value-type="date" office:date-value="2023-12-01">
            <text:p>2023-12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95791578293">
            <text:p>5,9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Default" office:value-type="float" office:value="64.92">
            <text:p>64,92</text:p>
          </table:table-cell>
          <table:table-cell table:style-name="Default" office:value-type="float" office:value="25.41">
            <text:p>25,41</text:p>
          </table:table-cell>
          <table:table-cell table:style-name="Default" office:value-type="string">
            <text:p>#</text:p>
          </table:table-cell>
          <table:table-cell office:value-type="float" office:value="7.26034903526">
            <text:p>7.26</text:p>
          </table:table-cell>
          <table:table-cell table:number-columns-repeated="2"/>
          <table:table-cell table:style-name="Default" office:value-type="float" office:value="63.1">
            <text:p>63,1</text:p>
          </table:table-cell>
          <table:table-cell table:style-name="Default" office:value-type="string">
            <text:p>22.94</text:p>
          </table:table-cell>
          <table:table-cell table:style-name="Default" office:value-type="string">
            <text:p>#</text:p>
          </table:table-cell>
          <table:table-cell table:style-name="Default" office:value-type="float" office:value="5.51707363129">
            <text:p>5,5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64.61">
            <text:p>64,61</text:p>
          </table:table-cell>
          <table:table-cell table:style-name="Default" office:value-type="float" office:value="25.23">
            <text:p>25,23</text:p>
          </table:table-cell>
          <table:table-cell table:style-name="Default" office:value-type="string">
            <text:p>#</text:p>
          </table:table-cell>
          <table:table-cell office:value-type="float" office:value="5.96935391426">
            <text:p>5.97</text:p>
          </table:table-cell>
          <table:table-cell table:number-columns-repeated="2"/>
          <table:table-cell table:style-name="Default" office:value-type="float" office:value="63.21">
            <text:p>63,21</text:p>
          </table:table-cell>
          <table:table-cell table:style-name="Default" office:value-type="string">
            <text:p>22.95</text:p>
          </table:table-cell>
          <table:table-cell table:style-name="Default" office:value-type="string">
            <text:p>#</text:p>
          </table:table-cell>
          <table:table-cell table:style-name="Default" office:value-type="float" office:value="8.55333185196">
            <text:p>8,5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Default" office:value-type="float" office:value="64.49">
            <text:p>64,49</text:p>
          </table:table-cell>
          <table:table-cell table:style-name="Default" office:value-type="float" office:value="25.17">
            <text:p>25,17</text:p>
          </table:table-cell>
          <table:table-cell table:style-name="Default" office:value-type="string">
            <text:p>#</text:p>
          </table:table-cell>
          <table:table-cell office:value-type="float" office:value="5.46255373955">
            <text:p>5.46</text:p>
          </table:table-cell>
          <table:table-cell table:number-columns-repeated="2"/>
          <table:table-cell table:style-name="Default" office:value-type="float" office:value="63.03">
            <text:p>63,03</text:p>
          </table:table-cell>
          <table:table-cell table:style-name="Default" office:value-type="string">
            <text:p>23.0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18302249908">
            <text:p>6,18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64.64">
            <text:p>64,64</text:p>
          </table:table-cell>
          <table:table-cell table:style-name="Default" office:value-type="float" office:value="25.08">
            <text:p>25,08</text:p>
          </table:table-cell>
          <table:table-cell table:style-name="Default" office:value-type="string">
            <text:p>#</text:p>
          </table:table-cell>
          <table:table-cell office:value-type="float" office:value="5.68549346924">
            <text:p>5.69</text:p>
          </table:table-cell>
          <table:table-cell table:number-columns-repeated="2"/>
          <table:table-cell table:style-name="Default" office:value-type="float" office:value="63.57">
            <text:p>63,57</text:p>
          </table:table-cell>
          <table:table-cell table:style-name="Default" office:value-type="string">
            <text:p>23.2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6.81886482239">
            <text:p>6,82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29:.C37])" office:value-type="float" office:value="64.51">
            <text:p>64.5100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6.54132495986">
            <text:p>6.5413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63.3755555555556">
            <text:p>63.3756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59870987468333">
            <text:p>6.5987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29:.C37])" office:value-type="float" office:value="0.280356915377523">
            <text:p>0.2804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0.94690517636072">
            <text:p>0.9469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383376809128798">
            <text:p>0.3834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974927513546536">
            <text:p>0.9749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Prefetch 3-aggregated</text:p>
          </table:table-cell>
          <table:table-cell office:value-type="string">
            <text:p>||</text:p>
          </table:table-cell>
          <table:table-cell office:value-type="string">
            <text:p>Early GUI 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3" table:formula="oooc:=[.C12]" office:value-type="float" office:value="53.4311111111111">
            <text:p>53.43</text:p>
          </table:table-cell>
          <table:table-cell table:style-name="ce3" office:value-type="string">
            <text:p>||</text:p>
          </table:table-cell>
          <table:table-cell table:style-name="ce3" table:formula="oooc:=[.E12]" office:value-type="float" office:value="52.6288888888889">
            <text:p>52.63</text:p>
          </table:table-cell>
          <table:table-cell table:style-name="ce3" office:value-type="string">
            <text:p>||</text:p>
          </table:table-cell>
          <table:table-cell table:style-name="ce3" table:formula="oooc:=[.F44]-[.D44]" office:value-type="float" office:value="-0.802222222222213">
            <text:p>-0.8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13]" office:value-type="float" office:value="1.81643500051918">
            <text:p>1.82</text:p>
          </table:table-cell>
          <table:table-cell table:style-name="ce3" office:value-type="string">
            <text:p>||</text:p>
          </table:table-cell>
          <table:table-cell table:style-name="ce3" table:formula="oooc:=[.E13]" office:value-type="float" office:value="1.37564934162421">
            <text:p>1.38</text:p>
          </table:table-cell>
          <table:table-cell table:style-name="ce3" office:value-type="string">
            <text:p>||</text:p>
          </table:table-cell>
          <table:table-cell table:style-name="ce3" table:formula="oooc:=[.F45]-[.D45]" office:value-type="float" office:value="-0.440785658894975">
            <text:p>-0.4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3" table:formula="oooc:=[.C38]" office:value-type="float" office:value="64.51">
            <text:p>64.51</text:p>
          </table:table-cell>
          <table:table-cell table:style-name="ce3" office:value-type="string">
            <text:p>||</text:p>
          </table:table-cell>
          <table:table-cell table:style-name="ce3" table:formula="oooc:=[.I38]" office:value-type="float" office:value="63.3755555555556">
            <text:p>63.38</text:p>
          </table:table-cell>
          <table:table-cell table:style-name="ce3" office:value-type="string">
            <text:p>||</text:p>
          </table:table-cell>
          <table:table-cell table:style-name="ce3" table:formula="oooc:=[.F46]-[.D46]" office:value-type="float" office:value="-1.13444444444445">
            <text:p>-1.1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39]" office:value-type="float" office:value="0.280356915377523">
            <text:p>0.28</text:p>
          </table:table-cell>
          <table:table-cell table:style-name="ce3" office:value-type="string">
            <text:p>||</text:p>
          </table:table-cell>
          <table:table-cell table:style-name="ce3" table:formula="oooc:=[.I39]" office:value-type="float" office:value="0.383376809128798">
            <text:p>0.38</text:p>
          </table:table-cell>
          <table:table-cell table:style-name="ce3" office:value-type="string">
            <text:p>||</text:p>
          </table:table-cell>
          <table:table-cell table:style-name="ce3" table:formula="oooc:=[.F47]-[.D47]" office:value-type="float" office:value="0.103019893751275">
            <text:p>0.1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style-name="ce3" table:formula="oooc:=[.F38]" office:value-type="float" office:value="6.54132495986">
            <text:p>6.54</text:p>
          </table:table-cell>
          <table:table-cell table:style-name="ce3" office:value-type="string">
            <text:p>||</text:p>
          </table:table-cell>
          <table:table-cell table:style-name="ce3" table:formula="oooc:=[.L38]" office:value-type="float" office:value="6.59870987468333">
            <text:p>6.60</text:p>
          </table:table-cell>
          <table:table-cell table:style-name="ce3" office:value-type="string">
            <text:p>||</text:p>
          </table:table-cell>
          <table:table-cell table:style-name="ce3" table:formula="oooc:=[.F48]-[.D48]" office:value-type="float" office:value="0.0573849148233334">
            <text:p>0.0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F39]" office:value-type="float" office:value="0.94690517636072">
            <text:p>0.95</text:p>
          </table:table-cell>
          <table:table-cell table:style-name="ce3" office:value-type="string">
            <text:p>||</text:p>
          </table:table-cell>
          <table:table-cell table:style-name="ce3" table:formula="oooc:=[.L39]" office:value-type="float" office:value="0.974927513546536">
            <text:p>0.97</text:p>
          </table:table-cell>
          <table:table-cell table:style-name="ce3" office:value-type="string">
            <text:p>||</text:p>
          </table:table-cell>
          <table:table-cell table:style-name="ce3" table:formula="oooc:=[.F49]-[.D49]" office:value-type="float" office:value="0.0280223371858166">
            <text:p>0.0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style-name="ce3" table:formula="oooc:=[.D46]-[.D48]" office:value-type="float" office:value="57.96867504014">
            <text:p>57.97</text:p>
          </table:table-cell>
          <table:table-cell table:style-name="ce3" office:value-type="string">
            <text:p>||</text:p>
          </table:table-cell>
          <table:table-cell table:style-name="ce3" table:formula="oooc:=[.F46]-[.F48]" office:value-type="float" office:value="56.7768456808722">
            <text:p>56.78</text:p>
          </table:table-cell>
          <table:table-cell table:style-name="ce3" office:value-type="string">
            <text:p>||</text:p>
          </table:table-cell>
          <table:table-cell table:style-name="ce3" table:formula="oooc:=[.F50]-[.D50]" office:value-type="float" office:value="-1.19182935926778">
            <text:p>-1.1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D47]-[.D49]" office:value-type="float" office:value="-0.666548260983197">
            <text:p>-0.67</text:p>
          </table:table-cell>
          <table:table-cell table:style-name="ce3" office:value-type="string">
            <text:p>||</text:p>
          </table:table-cell>
          <table:table-cell table:style-name="ce3" table:formula="oooc:=[.F47]-[.F49]" office:value-type="float" office:value="-0.591550704417738">
            <text:p>-0.59</text:p>
          </table:table-cell>
          <table:table-cell table:style-name="ce3" office:value-type="string">
            <text:p>||</text:p>
          </table:table-cell>
          <table:table-cell table:style-name="ce3" table:formula="oooc:=[.F51]-[.D51]" office:value-type="float" office:value="0.0749975565654587">
            <text:p>0.07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style-name="ce3" table:formula="oooc:=[.D50]-[.D44]" office:value-type="float" office:value="4.5375639290289">
            <text:p>4.54</text:p>
          </table:table-cell>
          <table:table-cell table:style-name="ce3" office:value-type="string">
            <text:p>||</text:p>
          </table:table-cell>
          <table:table-cell table:style-name="ce3" table:formula="oooc:=[.F50]-[.F44]" office:value-type="float" office:value="4.14795679198333">
            <text:p>4.15</text:p>
          </table:table-cell>
          <table:table-cell table:style-name="ce3" office:value-type="string">
            <text:p>||</text:p>
          </table:table-cell>
          <table:table-cell table:style-name="ce3"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with openoffice difference to plain boot</text:p>
          </table:table-cell>
          <table:table-cell table:style-name="ce1" office:value-type="string">
            <text:p>||</text:p>
          </table:table-cell>
          <table:table-cell table:formula="oooc:=[.D46]-[.D44]" office:value-type="float" office:value="11.0788888888889">
            <text:p>11.08</text:p>
          </table:table-cell>
          <table:table-cell office:value-type="string">
            <text:p>||</text:p>
          </table:table-cell>
          <table:table-cell table:formula="oooc:=[.F46]-[.F44]" office:value-type="float" office:value="10.7466666666667">
            <text:p>10.75</text:p>
          </table:table-cell>
          <table:table-cell office:value-type="string">
            <text:p>||</text:p>
          </table:table-cell>
          <table:table-cell table:formula="oooc:=[.H46]-[.H44]" office:value-type="float" office:value="-0.332222222222235">
            <text:p>-0.3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>
            <draw:frame table:end-cell-address="Arkusz1.E89" table:end-x="1.117cm" table:end-y="0.03cm" draw:z-index="0" svg:width="18.132cm" svg:height="11.975cm" svg:x="0.026cm" svg:y="0.004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6" table:end-x="1.007cm" table:end-y="0.058cm" draw:z-index="1" svg:width="17.414cm" svg:height="12.403cm" svg:x="0.634cm" svg:y="0.081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3" table:end-x="1.09cm" table:end-y="0.106cm" draw:z-index="2" svg:width="17.994cm" svg:height="12.373cm" svg:x="0.137cm" svg:y="0.16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8">2007-08-08</text:date>, <text:time>22:3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08T22:32:00</dc:date>
    <dc:language>pl-PL</dc:language>
    <meta:editing-cycles>22</meta:editing-cycles>
    <meta:editing-duration>P8DT11H40M31S</meta:editing-duration>
    <meta:user-defined meta:name="Info 1"/>
    <meta:user-defined meta:name="Info 2"/>
    <meta:user-defined meta:name="Info 3"/>
    <meta:user-defined meta:name="Info 4"/>
    <meta:document-statistic meta:table-count="3" meta:cell-count="4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6cm" chart:class="chart:line" chart:style-name="ch1">
        <chart:title svg:x="7.42cm" svg:y="0.238cm" chart:style-name="ch2">
          <text:p>Boot time</text:p>
        </chart:title>
        <chart:legend chart:legend-position="end" svg:x="13.973cm" svg:y="5.369cm" chart:style-name="ch3"/>
        <chart:plot-area chart:style-name="ch4" table:cell-range-address="Arkusz1.$B$2:.$C$11 Arkusz1.$E$2:.$E$11" chart:data-source-has-labels="both" chart:table-number-list="0 0" svg:x="0.362cm" svg:y="1.677cm" svg:width="14.165cm" svg:height="10.06cm">
          <chart:axis chart:dimension="x" chart:name="primary-x" chart:style-name="ch5">
            <chart:title svg:x="6.681cm" svg:y="11.03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3-aggregated</text:p>
              </table:table-cell>
              <table:table-cell office:value-type="string">
                <text:p>Early GUI 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2.73">
                <text:p>52.7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13">
                <text:p>55.13</text:p>
              </table:table-cell>
              <table:table-cell office:value-type="float" office:value="53.26">
                <text:p>5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35">
                <text:p>54.35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6">
                <text:p>53.46</text:p>
              </table:table-cell>
              <table:table-cell office:value-type="float" office:value="49.36">
                <text:p>49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61">
                <text:p>50.61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44">
                <text:p>50.44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5">
                <text:p>55.15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5">
                <text:p>54.4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56">
                <text:p>54.56</text:p>
              </table:table-cell>
              <table:table-cell office:value-type="float" office:value="54.17">
                <text:p>54.1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4cm" chart:class="chart:line" chart:style-name="ch1">
        <chart:title svg:x="3.985cm" svg:y="0.248cm" chart:style-name="ch2">
          <text:p>Boot time with OpenOffice</text:p>
        </chart:title>
        <chart:legend chart:legend-position="end" svg:x="14.494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42cm" svg:y="11.419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3-aggregated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4.71">
                <text:p>64.71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8">
                <text:p>64.38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28">
                <text:p>64.28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61">
                <text:p>64.61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95">
                <text:p>63.95</text:p>
              </table:table-cell>
              <table:table-cell office:value-type="float" office:value="62.96">
                <text:p>62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2">
                <text:p>64.9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61">
                <text:p>64.61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49">
                <text:p>64.49</text:p>
              </table:table-cell>
              <table:table-cell office:value-type="float" office:value="63.03">
                <text:p>63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64">
                <text:p>64.64</text:p>
              </table:table-cell>
              <table:table-cell office:value-type="float" office:value="63.57">
                <text:p>63.5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4cm" chart:class="chart:line" chart:style-name="ch1">
        <chart:title svg:x="4.812cm" svg:y="0.243cm" chart:style-name="ch2">
          <text:p>Openoffice startup time</text:p>
        </chart:title>
        <chart:legend chart:legend-position="end" svg:x="14.278cm" svg:y="5.534cm" chart:style-name="ch3"/>
        <chart:plot-area chart:style-name="ch4" table:cell-range-address="Arkusz1.$B$28:.$B$37 Arkusz1.$F$28:.$F$37 Arkusz1.$L$28:.$L$37" chart:data-source-has-labels="both" chart:table-number-list="0 0 0" svg:x="0.358cm" svg:y="1.735cm" svg:width="13.985cm" svg:height="10.393cm">
          <chart:axis chart:dimension="x" chart:name="primary-x" chart:style-name="ch5">
            <chart:title svg:x="6.736cm" svg:y="11.393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06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.92118048668">
                <text:p>6.92118048668</text:p>
              </table:table-cell>
              <table:table-cell office:value-type="float" office:value="6.95281291008">
                <text:p>6.95281291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4580955505">
                <text:p>6.24580955505</text:p>
              </table:table-cell>
              <table:table-cell office:value-type="float" office:value="5.37291741371">
                <text:p>5.3729174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0017838478">
                <text:p>8.20017838478</text:p>
              </table:table-cell>
              <table:table-cell office:value-type="float" office:value="6.96667647362">
                <text:p>6.96667647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1253418922">
                <text:p>5.71253418922</text:p>
              </table:table-cell>
              <table:table-cell office:value-type="float" office:value="7.06577348709">
                <text:p>7.06577348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144718647">
                <text:p>7.4144718647</text:p>
              </table:table-cell>
              <table:table-cell office:value-type="float" office:value="5.95791578293">
                <text:p>5.95791578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034903526">
                <text:p>7.26034903526</text:p>
              </table:table-cell>
              <table:table-cell office:value-type="float" office:value="5.51707363129">
                <text:p>5.51707363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935391426">
                <text:p>5.96935391426</text:p>
              </table:table-cell>
              <table:table-cell office:value-type="float" office:value="8.55333185196">
                <text:p>8.55333185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6255373955">
                <text:p>5.46255373955</text:p>
              </table:table-cell>
              <table:table-cell office:value-type="float" office:value="6.18302249908">
                <text:p>6.18302249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8549346924">
                <text:p>5.68549346924</text:p>
              </table:table-cell>
              <table:table-cell office:value-type="float" office:value="6.81886482239">
                <text:p>6.81886482239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